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cd5ac" officeooo:paragraph-rsid="001cd5ac"/>
    </style:style>
    <style:style style:name="P2" style:family="paragraph" style:parent-style-name="Header">
      <style:paragraph-properties fo:text-align="center" style:justify-single-word="false"/>
      <style:text-properties officeooo:rsid="001cd5ac" officeooo:paragraph-rsid="001cd5a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rsid="001c0df9" officeooo:paragraph-rsid="001c0df9"/>
    </style:style>
    <style:style style:name="P6" style:family="paragraph" style:parent-style-name="Standard">
      <style:paragraph-properties fo:margin-left="0in" fo:margin-right="0in" fo:line-height="200%" fo:text-align="start" style:justify-single-word="false" fo:text-indent="0.5in" style:auto-text-indent="false"/>
      <style:text-properties officeooo:rsid="001cd5ac" officeooo:paragraph-rsid="001cd5ac"/>
    </style:style>
    <style:style style:name="P7" style:family="paragraph" style:parent-style-name="Standard">
      <style:paragraph-properties fo:margin-left="0in" fo:margin-right="0in" fo:line-height="200%" fo:text-align="start" style:justify-single-word="false" fo:text-indent="0.5in" style:auto-text-indent="false"/>
      <style:text-properties officeooo:rsid="001d64df" officeooo:paragraph-rsid="001d64df"/>
    </style:style>
    <style:style style:name="P8" style:family="paragraph" style:parent-style-name="Standard">
      <style:paragraph-properties fo:margin-left="0in" fo:margin-right="0in" fo:line-height="200%" fo:text-align="start" style:justify-single-word="false" fo:text-indent="0.5in" style:auto-text-indent="false"/>
      <style:text-properties officeooo:rsid="001d6f27" officeooo:paragraph-rsid="001d6f27"/>
    </style:style>
    <style:style style:name="P9" style:family="paragraph" style:parent-style-name="Standard">
      <style:paragraph-properties fo:margin-left="0in" fo:margin-right="0in" fo:line-height="200%" fo:text-align="start" style:justify-single-word="false" fo:text-indent="0.5in" style:auto-text-indent="false"/>
      <style:text-properties officeooo:rsid="001d6f27" officeooo:paragraph-rsid="002a8f8f"/>
    </style:style>
    <style:style style:name="P10" style:family="paragraph" style:parent-style-name="Standard">
      <style:paragraph-properties fo:margin-left="0in" fo:margin-right="0in" fo:line-height="200%" fo:text-align="start" style:justify-single-word="false" fo:text-indent="0.5in" style:auto-text-indent="false"/>
      <style:text-properties officeooo:rsid="001f1d17" officeooo:paragraph-rsid="001f1d17"/>
    </style:style>
    <style:style style:name="P11" style:family="paragraph" style:parent-style-name="Standard">
      <style:paragraph-properties fo:margin-left="0in" fo:margin-right="0in" fo:line-height="200%" fo:text-align="start" style:justify-single-word="false" fo:text-indent="0.5in" style:auto-text-indent="false"/>
      <style:text-properties fo:font-style="normal" officeooo:rsid="001d64df" officeooo:paragraph-rsid="001d64df" style:font-style-asian="normal" style:font-style-complex="normal"/>
    </style:style>
    <style:style style:name="P12" style:family="paragraph" style:parent-style-name="Standard">
      <style:paragraph-properties fo:margin-left="0in" fo:margin-right="0in" fo:line-height="200%" fo:text-align="start" style:justify-single-word="false" fo:text-indent="0.5in" style:auto-text-indent="false"/>
      <style:text-properties fo:font-style="normal" officeooo:rsid="001d64df" officeooo:paragraph-rsid="00299f04" style:font-style-asian="normal" style:font-style-complex="normal"/>
    </style:style>
    <style:style style:name="P13" style:family="paragraph" style:parent-style-name="Standard">
      <style:paragraph-properties fo:margin-left="0in" fo:margin-right="0in" fo:line-height="200%" fo:text-align="start" style:justify-single-word="false" fo:text-indent="0.5in" style:auto-text-indent="false"/>
      <style:text-properties fo:font-style="normal" officeooo:rsid="001d6f27" officeooo:paragraph-rsid="001d6f27" style:font-style-asian="normal" style:font-style-complex="normal"/>
    </style:style>
    <style:style style:name="P14" style:family="paragraph" style:parent-style-name="Standard">
      <style:paragraph-properties fo:margin-left="0in" fo:margin-right="0in" fo:line-height="200%" fo:text-align="start" style:justify-single-word="false" fo:text-indent="0.5in" style:auto-text-indent="false"/>
      <style:text-properties fo:font-style="normal" officeooo:rsid="001d6f27" officeooo:paragraph-rsid="001d64df" style:font-style-asian="normal" style:font-style-complex="normal"/>
    </style:style>
    <style:style style:name="P15" style:family="paragraph" style:parent-style-name="Standard">
      <style:paragraph-properties fo:margin-left="0in" fo:margin-right="0in" fo:line-height="200%" fo:text-align="start" style:justify-single-word="false" fo:text-indent="0.5in" style:auto-text-indent="false"/>
      <style:text-properties fo:font-style="normal" officeooo:rsid="001ff018" officeooo:paragraph-rsid="001ff018" style:font-style-asian="normal" style:font-style-complex="normal"/>
    </style:style>
    <style:style style:name="P16" style:family="paragraph" style:parent-style-name="Standard">
      <style:paragraph-properties fo:margin-left="0in" fo:margin-right="0in" fo:line-height="200%" fo:text-align="start" style:justify-single-word="false" fo:text-indent="0.5in" style:auto-text-indent="false"/>
      <style:text-properties fo:font-style="normal" officeooo:rsid="0021c199" officeooo:paragraph-rsid="0021c199" style:font-style-asian="normal" style:font-style-complex="normal"/>
    </style:style>
    <style:style style:name="P17" style:family="paragraph" style:parent-style-name="Standard">
      <style:paragraph-properties fo:margin-left="0in" fo:margin-right="0in" fo:line-height="200%" fo:text-align="start" style:justify-single-word="false" fo:text-indent="0.5in" style:auto-text-indent="false"/>
      <style:text-properties fo:font-style="normal" officeooo:rsid="002202f2" officeooo:paragraph-rsid="002202f2" style:font-style-asian="normal" style:font-style-complex="normal"/>
    </style:style>
    <style:style style:name="P18" style:family="paragraph" style:parent-style-name="Standard">
      <style:paragraph-properties fo:margin-left="0in" fo:margin-right="0in" fo:line-height="200%" fo:text-align="start" style:justify-single-word="false" fo:text-indent="0.5in" style:auto-text-indent="false"/>
      <style:text-properties fo:font-style="normal" officeooo:rsid="002596dd" officeooo:paragraph-rsid="002596dd" style:font-style-asian="normal" style:font-style-complex="normal"/>
    </style:style>
    <style:style style:name="P19" style:family="paragraph" style:parent-style-name="Standard">
      <style:paragraph-properties fo:margin-left="0in" fo:margin-right="0in" fo:line-height="200%" fo:text-align="start" style:justify-single-word="false" fo:text-indent="0.5in" style:auto-text-indent="false"/>
      <style:text-properties fo:font-style="normal" officeooo:rsid="001f1d17" officeooo:paragraph-rsid="001f1d17" style:font-style-asian="normal" style:font-style-complex="normal"/>
    </style:style>
    <style:style style:name="P20" style:family="paragraph" style:parent-style-name="Standard">
      <style:paragraph-properties fo:margin-left="0in" fo:margin-right="0in" fo:line-height="200%" fo:text-align="start" style:justify-single-word="false" fo:text-indent="0.5in" style:auto-text-indent="false"/>
      <style:text-properties fo:font-style="normal" officeooo:rsid="002a8f8f" officeooo:paragraph-rsid="002a8f8f" style:font-style-asian="normal" style:font-style-complex="normal"/>
    </style:style>
    <style:style style:name="P21" style:family="paragraph" style:parent-style-name="Standard">
      <style:paragraph-properties fo:margin-left="0in" fo:margin-right="0in" fo:line-height="200%" fo:text-align="start" style:justify-single-word="false" fo:text-indent="0.5in" style:auto-text-indent="false"/>
      <style:text-properties fo:font-style="normal" officeooo:rsid="00299f04" officeooo:paragraph-rsid="00299f04" style:font-style-asian="normal" style:font-style-complex="normal"/>
    </style:style>
    <style:style style:name="P22" style:family="paragraph" style:parent-style-name="Standard">
      <style:paragraph-properties fo:margin-left="0in" fo:margin-right="0in" fo:line-height="200%" fo:text-align="start" style:justify-single-word="false" fo:text-indent="0.5in" style:auto-text-indent="false"/>
      <style:text-properties fo:font-style="normal" fo:font-weight="bold" officeooo:rsid="001d6f27" officeooo:paragraph-rsid="001d6f27" style:font-style-asian="normal" style:font-weight-asian="bold" style:font-style-complex="normal" style:font-weight-complex="bold"/>
    </style:style>
    <style:style style:name="P23" style:family="paragraph" style:parent-style-name="Standard">
      <style:paragraph-properties fo:margin-left="0in" fo:margin-right="0in" fo:line-height="200%" fo:text-align="start" style:justify-single-word="false" fo:text-indent="0.5in" style:auto-text-indent="false"/>
      <style:text-properties officeooo:rsid="002202f2" officeooo:paragraph-rsid="002202f2"/>
    </style:style>
    <style:style style:name="P24" style:family="paragraph" style:parent-style-name="Standard">
      <style:paragraph-properties fo:margin-left="0in" fo:margin-right="0in" fo:line-height="200%" fo:text-align="start" style:justify-single-word="false" fo:text-indent="0.5in" style:auto-text-indent="false"/>
      <style:text-properties fo:font-weight="bold" officeooo:rsid="001cd5ac" officeooo:paragraph-rsid="001cd5ac" style:font-weight-asian="bold" style:font-weight-complex="bold"/>
    </style:style>
    <style:style style:name="P25" style:family="paragraph" style:parent-style-name="Standard">
      <style:paragraph-properties fo:margin-left="0in" fo:margin-right="0in" fo:line-height="200%" fo:text-align="start" style:justify-single-word="false" fo:text-indent="0.5in" style:auto-text-indent="false" fo:break-before="page"/>
      <style:text-properties fo:font-style="normal" officeooo:rsid="001d64df" officeooo:paragraph-rsid="001d64df" style:font-style-asian="normal" style:font-style-complex="normal"/>
    </style:style>
    <style:style style:name="P26" style:family="paragraph" style:parent-style-name="Standard" style:master-page-name="">
      <style:paragraph-properties fo:margin-left="0.5in" fo:margin-right="0in" fo:line-height="200%" fo:text-align="start" style:justify-single-word="false" fo:text-indent="-0.5in" style:auto-text-indent="false" style:page-number="auto"/>
      <style:text-properties fo:font-style="normal" officeooo:rsid="0026bd1d" officeooo:paragraph-rsid="0026bd1d" style:font-style-asian="normal" style:font-style-complex="normal"/>
    </style:style>
    <style:style style:name="P27" style:family="paragraph" style:parent-style-name="Standard">
      <style:paragraph-properties fo:margin-left="0.5in" fo:margin-right="0in" fo:line-height="200%" fo:text-align="start" style:justify-single-word="false" fo:text-indent="-0.5in" style:auto-text-indent="false"/>
      <style:text-properties fo:font-style="normal" officeooo:rsid="0026bd1d" officeooo:paragraph-rsid="0026bd1d" style:font-style-asian="normal" style:font-style-complex="normal"/>
    </style:style>
    <style:style style:name="P28" style:family="paragraph" style:parent-style-name="Standard">
      <style:paragraph-properties fo:margin-left="0.5in" fo:margin-right="0in" fo:line-height="200%" fo:text-align="start" style:justify-single-word="false" fo:text-indent="-0.5in" style:auto-text-indent="false"/>
      <style:text-properties style:font-name="Liberation Serif" fo:font-size="12pt" officeooo:paragraph-rsid="0026bd1d" style:font-size-asian="12pt" style:font-size-complex="12pt"/>
    </style:style>
    <style:style style:name="P29" style:family="paragraph" style:parent-style-name="Standard" style:master-page-name="">
      <style:paragraph-properties fo:margin-left="0in" fo:margin-right="0in" fo:line-height="200%" fo:text-align="center" style:justify-single-word="false" fo:text-indent="0in" style:auto-text-indent="false" style:page-number="auto" fo:break-before="page"/>
      <style:text-properties fo:font-weight="bold" officeooo:rsid="0027b72b" officeooo:paragraph-rsid="0027b72b" style:font-weight-asian="bold" style:font-weight-complex="bold"/>
    </style:style>
    <style:style style:name="P30" style:family="paragraph" style:parent-style-name="Standard" style:master-page-name="">
      <style:paragraph-properties fo:margin-left="0in" fo:margin-right="0in" fo:line-height="200%" fo:text-align="center" style:justify-single-word="false" fo:text-indent="0in" style:auto-text-indent="false" style:page-number="auto" fo:break-before="page"/>
      <style:text-properties fo:font-style="normal" fo:font-weight="bold" officeooo:rsid="0026bd1d" officeooo:paragraph-rsid="0026bd1d" style:font-style-asian="normal" style:font-weight-asian="bold" style:font-style-complex="normal" style:font-weight-complex="bold"/>
    </style:style>
    <style:style style:name="P31" style:family="paragraph" style:parent-style-name="Standard">
      <style:paragraph-properties fo:margin-left="0in" fo:margin-right="0in" fo:line-height="200%" fo:text-align="start" style:justify-single-word="false" fo:text-indent="0in" style:auto-text-indent="false">
        <style:tab-stops>
          <style:tab-stop style:position="6.5in" style:type="right" style:leader-style="dotted" style:leader-text="."/>
        </style:tab-stops>
      </style:paragraph-properties>
      <style:text-properties fo:font-weight="normal" officeooo:rsid="0027b72b" officeooo:paragraph-rsid="0027b72b" style:font-weight-asian="normal" style:font-weight-complex="normal"/>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Standard" style:master-page-name="Standard">
      <style:paragraph-properties fo:margin-left="0in" fo:margin-right="0in" fo:line-height="200%" fo:text-align="center" style:justify-single-word="false" fo:text-indent="0in" style:auto-text-indent="false" style:page-number="1" fo:break-before="page"/>
      <style:text-properties fo:font-weight="bold" officeooo:rsid="0027b72b" officeooo:paragraph-rsid="0027b72b" style:font-weight-asian="bold" style:font-weight-complex="bold"/>
    </style:style>
    <style:style style:name="T1" style:family="text">
      <style:text-properties officeooo:rsid="00299f04"/>
    </style:style>
    <style:style style:name="T2" style:family="text">
      <style:text-properties officeooo:rsid="001d64df"/>
    </style:style>
    <style:style style:name="T3" style:family="text">
      <style:text-properties fo:font-style="italic" style:font-style-asian="italic" style:font-style-complex="italic"/>
    </style:style>
    <style:style style:name="T4" style:family="text">
      <style:text-properties fo:font-style="italic" officeooo:rsid="001d64df"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64df" style:font-style-asian="normal" style:font-style-complex="normal"/>
    </style:style>
    <style:style style:name="T7" style:family="text">
      <style:text-properties fo:font-style="normal" officeooo:rsid="001f1d17" style:font-style-asian="normal" style:font-style-complex="normal"/>
    </style:style>
    <style:style style:name="T8" style:family="text">
      <style:text-properties fo:font-style="normal" officeooo:rsid="0021c199" style:font-style-asian="normal" style:font-style-complex="normal"/>
    </style:style>
    <style:style style:name="T9" style:family="text">
      <style:text-properties fo:font-style="normal" officeooo:rsid="002202f2" style:font-style-asian="normal" style:font-style-complex="normal"/>
    </style:style>
    <style:style style:name="T10" style:family="text">
      <style:text-properties fo:font-style="normal" officeooo:rsid="002596dd" style:font-style-asian="normal" style:font-style-complex="normal"/>
    </style:style>
    <style:style style:name="T11" style:family="text">
      <style:text-properties fo:font-style="normal" officeooo:rsid="0025cfc4" style:font-style-asian="normal" style:font-style-complex="normal"/>
    </style:style>
    <style:style style:name="T12" style:family="text">
      <style:text-properties fo:font-style="normal" officeooo:rsid="0026bd1d" style:font-style-asian="normal" style:font-style-complex="normal"/>
    </style:style>
    <style:style style:name="T13" style:family="text">
      <style:text-properties fo:font-style="normal" officeooo:rsid="00299f04" style:font-style-asian="normal" style:font-style-complex="normal"/>
    </style:style>
    <style:style style:name="T14" style:family="text">
      <style:text-properties fo:font-style="normal" officeooo:rsid="002a8f8f" style:font-style-asian="normal" style:font-style-complex="normal"/>
    </style:style>
    <style:style style:name="T15" style:family="text">
      <style:text-properties officeooo:rsid="001f1d17"/>
    </style:style>
    <style:style style:name="T16" style:family="text">
      <style:text-properties officeooo:rsid="0021c199"/>
    </style:style>
    <style:style style:name="T17" style:family="text">
      <style:text-properties officeooo:rsid="002202f2"/>
    </style:style>
    <style:style style:name="T18" style:family="text">
      <style:text-properties officeooo:rsid="0023a416"/>
    </style:style>
    <style:style style:name="T19" style:family="text">
      <style:text-properties officeooo:rsid="002596dd"/>
    </style:style>
    <style:style style:name="T20" style:family="text">
      <style:text-properties officeooo:rsid="002c46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English-Russian Machine Translation</text:p>
      <text:p text:style-name="P5">A Grammatical Approach</text:p>
      <text:p text:style-name="P5"/>
      <text:p text:style-name="P5">by </text:p>
      <text:p text:style-name="P5"/>
      <text:p text:style-name="P5">Edward Charles Eberle</text:p>
      <text:p text:style-name="P5"/>
      <text:p text:style-name="P5"><text:span text:style-name="T1">October 9</text:span>, 201<text:span text:style-name="T1">7</text:span></text:p>
      <text:p text:style-name="P5"/>
      <text:p text:style-name="P33">Table of Contents</text:p>
      <text:p text:style-name="P31">Introduction <text:tab/> 2</text:p>
      <text:p text:style-name="P31">Basic Word Groupings <text:tab/> 2</text:p>
      <text:p text:style-name="P31">Grammar and English Production <text:tab/> <text:span text:style-name="T20">7</text:span></text:p>
      <text:p text:style-name="P31">Bibliography <text:tab/> <text:span text:style-name="T20">9</text:span></text:p>
      <text:p text:style-name="P29">Introduction</text:p>
      <text:p text:style-name="P6">I have written a prototype for an English-Russian machine translation program and I thought some explanation necessary, hence this paper. <text:s text:c="2"/>My biggest complaint with machine translations is not the accuracy of the content, it is the a-grammatical presentation of the output, and I hope, <text:span text:style-name="T15">at <text:s/>the very least, </text:span>to provide an approach that will solve this problem on the English end. <text:s/>The approach I have used is based on my 30 years of foreign language study and the seven languages I have literacy in. <text:s/>I have a Master of Arts in Russian <text:span text:style-name="T15">L</text:span>iterature from San Diego State University (1997) and am current in Russian, French, German, Spanish, Polish, Vietnamese <text:span text:style-name="T18">and of course English</text:span>. <text:s/>I have spent the last 20 years studying computer science on my own and have decided to use Python 3.<text:span text:style-name="T18">x</text:span> as the language for <text:span text:style-name="T15">the</text:span> application, PyQt5 for <text:span text:style-name="T15">the</text:span> <text:span text:style-name="T15">g</text:span>raphical <text:span text:style-name="T15">u</text:span>ser <text:span text:style-name="T15">i</text:span>nterface <text:span text:style-name="T18">and PostgreSQL for the database</text:span>. <text:s/>The code is written as <text:span text:style-name="T16">o</text:span>pen <text:span text:style-name="T16">s</text:span>ource code and will be available for use and <text:span text:style-name="T1">e</text:span>mendation by all and sundry. <text:s/>On <text:span text:style-name="T15">to</text:span> the the approach.</text:p>
      <text:p text:style-name="P6">I initially created a<text:span text:style-name="T1">n English</text:span> language categorization scheme taken largely from the website <text:a xlink:type="simple" xlink:href="http://www.englishclub.com/" text:style-name="Internet_20_link" text:visited-style-name="Visited_20_Internet_20_Link">www.englishclub.com</text:a> and various others I didn't document. <text:s/>It is contained in the file “wordtype.py” <text:span text:style-name="T16">in the machinetrans/data directory</text:span> and goes something like this:</text:p>
      <text:p text:style-name="P24">Basic Word Groupings</text:p>
      <text:p text:style-name="P6">noun, adjective, verb, adverb, interjection, pronoun, article, preposition, symbol, conjunction, interrogative, participle, <text:span text:style-name="T18">invariant</text:span></text:p>
      <text:p text:style-name="P6">The reason the participles have their own category is because the Russian language has a rather extensive collection of participial constructs, something the writer Nabokov called “adverbish mongrels,” and I hope to capture some of this high literary content with my program. <text:s/><text:soft-page-break/><text:span text:style-name="T2">If you really want to see Russian participles in all their glory read Leo Tolstoy's </text:span><text:span text:style-name="T4">War and Peace</text:span><text:span text:style-name="T6"> in the original Russian. <text:s/></text:span><text:span text:style-name="T10">Invariant corresponds to the Russian category of the same name, which I am using for the subjuntive “бы” , acronyms, any foreign terms </text:span><text:span text:style-name="T13">and an “other” category which I hope will not be too much abused. </text:span><text:span text:style-name="T10"><text:s/></text:span><text:span text:style-name="T6">I have further broken these categories into something I have called “varieties” as follows:</text:span></text:p>
      <text:p text:style-name="P11">Nouns</text:p>
      <text:p text:style-name="P11"><text:tab/>abstract, proper, concrete, collective, compound</text:p>
      <text:p text:style-name="P11">Verbs</text:p>
      <text:p text:style-name="P11"><text:tab/><text:span text:style-name="T16">motion, other</text:span></text:p>
      <text:p text:style-name="P11">Adjectives</text:p>
      <text:p text:style-name="P11"><text:tab/>descriptive, comparative, superlative, <text:span text:style-name="T16">short adjective</text:span></text:p>
      <text:p text:style-name="P11">Adverbs</text:p>
      <text:p text:style-name="P12"><text:tab/><text:span text:style-name="T1">state, manner, place, time, degree, other</text:span></text:p>
      <text:p text:style-name="P11">Pronouns</text:p>
      <text:p text:style-name="P12"><text:tab/><text:span text:style-name="T1">personal, demonstrative, possessive, interrogative, reflexive, reciprocal, indefinite, relative, inclusive, variety</text:span></text:p>
      <text:p text:style-name="P11">Participles</text:p>
      <text:p text:style-name="P21"><text:tab/>present active, present passive, past active, past passive, present verbal adverb, past verbal adverb 1, past verbal adverb 2, short past passive, formal imperative, informal imperative</text:p>
      <text:p text:style-name="P11"/>
      <text:p text:style-name="P25">Prepositions</text:p>
      <text:p text:style-name="P11"><text:tab/>place, time, <text:span text:style-name="T1">other</text:span></text:p>
      <text:p text:style-name="P11">Conjunctions</text:p>
      <text:p text:style-name="P11"><text:tab/>coordinating, subordinating</text:p>
      <text:p text:style-name="P11">Symbols</text:p>
      <text:p text:style-name="P11"><text:tab/>glyph, number, <text:span text:style-name="T1">other</text:span></text:p>
      <text:p text:style-name="P16">Interrogatives</text:p>
      <text:p text:style-name="P16"><text:tab/>person, place, time, method, reason, ownership</text:p>
      <text:p text:style-name="P18">Invariants</text:p>
      <text:p text:style-name="P18"><text:tab/>subjunctive, foreign, acronym, <text:span text:style-name="T1">other</text:span></text:p>
      <text:p text:style-name="P11">These are my word “varieties,” needless to say this is mostly speculation at this point and subject to revision. <text:s/><text:span text:style-name="T16">You will note that there are both interrogative pronouns and interrogatives as a category, this is a Russian feature and technically English interrogatives are Russian adverbs. These types</text:span> are implemented as Python “<text:span text:style-name="T1">tuples</text:span>” with the data type string and can be quite easily used as strings by the program. <text:s/><text:span text:style-name="T19">Furthermore, “tuples” are ordered, and can be sorted using the “sorted” method for the menus so the user does not have to hunt each time for the given value needed. </text:span>Note that as far as I know the categories article and interjection are almost vestigial, <text:span text:style-name="T16">while</text:span> interjection<text:span text:style-name="T16">s</text:span> have no variety at all. <text:s/>In the category symbol, glyph is a non-English character and number speaks for itself. <text:s/></text:p>
      <text:p text:style-name="P16">There are subcategories present, and there will probably be more as time goes on.</text:p>
      <text:p text:style-name="P11"/>
      <text:p text:style-name="P25">Person</text:p>
      <text:p text:style-name="P11"><text:tab/>first, second, third, plural first, <text:span text:style-name="T16">plural second, </text:span>plural third</text:p>
      <text:p text:style-name="P11">Tense</text:p>
      <text:p text:style-name="P11"><text:tab/>imperative, simple present, simple past, <text:s/>perfect simple past, perfect continuous <text:tab/><text:tab/><text:tab/>past, continuous past, continuous present, perfect simple present, perfect <text:tab/><text:tab/><text:tab/><text:tab/>continous present, simple future, continuous future, perfect simple future, perfect <text:tab/><text:tab/>continuous future</text:p>
      <text:p text:style-name="P7"><text:span text:style-name="T5">Person presents difficulties because Russian, following its </text:span><text:span text:style-name="T13">L</text:span><text:span text:style-name="T5">atinate brethren, has an informal you and a formal you, and the formal you can be plural, </text:span><text:span text:style-name="T8">thus the “plural second” in this category</text:span><text:span text:style-name="T5">, </text:span><text:span text:style-name="T7">this is </text:span><text:span text:style-name="T8">almost </text:span><text:span text:style-name="T7">always</text:span><text:span text:style-name="T5"> lost in translation. You will note that there are twelve tenses. <text:s/>This huge amount </text:span><text:span text:style-name="T8">will hopefully cover both the English situation and the Russian adequately.</text:span><text:span text:style-name="T5"> <text:s/></text:span><text:span text:style-name="T8">In Russian we meet a challenge</text:span><text:span text:style-name="T5"> in the verbs of motion, there are verbs for general motion in the present and past tense, directed motion in the present and past tense and </text:span><text:span text:style-name="T8">a plethora of various kinds of motion being distributed among walking, driving, carrying, etc. <text:s/>These show up in translation as “to drive away”, to carry away”, “to walk past”, “to fly past”, each one being a single Russian verb</text:span><text:span text:style-name="T5">. <text:s/>Add to this that there are continuous future </text:span><text:span text:style-name="T7">tenses</text:span><text:span text:style-name="T5"> provided by combining verbs with the future forms of “to be.” I haven't quite reached this traffic snarl but it looms in the future. <text:s/></text:span><text:span text:style-name="T8">Among the other verbs there is a distinction between ongoing and completed action, ongoing occurring in the present and past and completed occurring in the future and past,</text:span><text:span text:style-name="T5"> I have defined a two element category for verbs consisting of:</text:span></text:p>
      <text:p text:style-name="P16">imperfective</text:p>
      <text:p text:style-name="P11"><text:soft-page-break/><text:tab/><text:span text:style-name="T16">imperfective, perfective</text:span></text:p>
      <text:p text:style-name="P14">Other two element categories are:</text:p>
      <text:p text:style-name="P13">Noun Type</text:p>
      <text:p text:style-name="P13"><text:tab/>location, thing</text:p>
      <text:p text:style-name="P16">Animate</text:p>
      <text:p text:style-name="P16"><text:tab/>animate, inanimate</text:p>
      <text:p text:style-name="P16"/>
      <text:p text:style-name="P13"><text:span text:style-name="T1">T</text:span>he noun you cannot lift is obviously a location. <text:s/><text:span text:style-name="T1">And the book that doesn't walk off is inanimate.</text:span></text:p>
      <text:p text:style-name="P15">Then there are the rest:</text:p>
      <text:p text:style-name="P17">Gender </text:p>
      <text:p text:style-name="P17"><text:tab/>masculine, feminine, nueter, <text:span text:style-name="T1">plural</text:span></text:p>
      <text:p text:style-name="P20">Case </text:p>
      <text:p text:style-name="P17"><text:tab/>nominative, accusative, genitive, dative, instrumental, prepositional</text:p>
      <text:p text:style-name="P18">Object Case</text:p>
      <text:p text:style-name="P18"><text:tab/><text:span text:style-name="T17">nominative, accusative, genitive, dative, instrumental, prepositional, </text:span>none</text:p>
      <text:p text:style-name="P17">Which mirror the ancient Latin declensions and apply to nouns, adjectives, pronouns and participles in the Russian.</text:p>
      <text:p text:style-name="P13">I hope to keep this file as small as possible. <text:s text:c="2"/>The advantage of having all this in one file as a static data type is huge. <text:s/>You can make menus for data entry. <text:s/>You can quickly add to an SQL command the details of your current word, and you can limit word searches to existing <text:soft-page-break/>categories. <text:s/>Also making program wide changes is much easier.</text:p>
      <text:p text:style-name="P8"><text:span text:style-name="T5">Did I say SQL? <text:s/>I have implemented my data as a PostgreSQL database. <text:s/>The advantages are that if you have any need to find a given word </text:span><text:span text:style-name="T14">using</text:span><text:span text:style-name="T5"> two or three entries from </text:span><text:span text:style-name="T7">columns in </text:span><text:span text:style-name="T5">the table it occupies </text:span><text:span text:style-name="T14">to define what it is</text:span><text:span text:style-name="T5">, it is not a problem. <text:s/>Also updating data is more economical because all you have to do is ask for “DISTINCT” data and all the duplications are removed. <text:s/></text:span><text:span text:style-name="T9">You will find the template for the database in the file “machinetrans/dataentry/langdatacreate.py.”</text:span></text:p>
      <text:p text:style-name="P22">Grammar <text:span text:style-name="T17">and English Production</text:span></text:p>
      <text:p text:style-name="P9"><text:span text:style-name="T5">What I am doing currently is generating English sentences from semi-random data. <text:s/>This is my bid to create grammatical English sentences from the Russian language which has no set word order. <text:s/>I am using sentence diagrams to create sentence templates for generation of English sentences (see the files with ...gen</text:span><text:span text:style-name="T9">sql</text:span><text:span text:style-name="T5"> in their name). <text:s text:c="2"/></text:span><text:span text:style-name="T14">The ...gensql files are subclasses of the “wordgensql.py” file that digs up all the Enlglish terms and puts them in lists to be doled out randomly to the various construct files have names like subject.py and participle.py by the ...gensql files.</text:span><text:span text:style-name="T5"> </text:span><text:span text:style-name="T14">The ...gensql files are</text:span><text:span text:style-name="T5"> designed </text:span><text:span text:style-name="T14">as </text:span><text:span text:style-name="T5">some basic classes that handle subject, objects, and participles. <text:s/>For example the subject class takes an oblig</text:span><text:span text:style-name="T11">a</text:span><text:span text:style-name="T5">tory <text:s/>subject and verb and allows for optional </text:span><text:span text:style-name="T11">article, </text:span><text:span text:style-name="T5">adjective and/</text:span><text:span text:style-name="T11">or</text:span><text:span text:style-name="T5"> adverb. <text:s/></text:span><text:span text:style-name="T7">It is my hope that by using this approach I will be able to look at the final product without pulling out my red pen to correct bad grammar </text:span><text:span text:style-name="T14">(</text:span><text:span text:style-name="T7">I did a little teaching too</text:span><text:span text:style-name="T14">)</text:span><text:span text:style-name="T7">. <text:s/>By semi-random data I mean that using the categories described above and a random number generator </text:span><text:span text:style-name="T9">to specify </text:span><text:span text:style-name="T14">which one of a given category is chosen, </text:span><text:span text:style-name="T9">the data </text:span><text:span text:style-name="T14">is provide by the</text:span><text:span text:style-name="T7"> sentence classes. <text:s/>If you really want to see the code, look in the file </text:span><text:soft-page-break/><text:span text:style-name="T7">“wordgen</text:span><text:span text:style-name="T11">sql</text:span><text:span text:style-name="T7">.py” as it is the base class for all my sentence generation.</text:span></text:p>
      <text:p text:style-name="P23"><text:span text:style-name="T7">F</text:span><text:span text:style-name="T5">inally there exists a file that deserves a fanfare for its introduction, it is “machinetrans/data/wordmorph.py” This class encapsulates all the declensions and conjugations of the Russian language. I use this file to automate the entry of Russian wordforms, a single verb can contain up to 105 variations, a noun ha</text:span><text:span text:style-name="T11">s</text:span><text:span text:style-name="T5"> at least </text:span><text:span text:style-name="T11">12</text:span><text:span text:style-name="T5"> forms </text:span><text:span text:style-name="T11">and an adjective 24</text:span><text:span text:style-name="T5">. <text:s/>Entering data in all its combinations and permutations is a bit easier with this data encoded. <text:s/></text:span><text:span text:style-name="T14">I have tried to designed the program so that adding a new declension or conjugation only requires a small adjustment in the classes that use it. <text:s/>I hope to one day make the program declensions and conjugations, except perhaps for participles, extensible so you can just add to the list and go.</text:span></text:p>
      <text:p text:style-name="P10"><text:span text:style-name="T5">I am indebted to the folks at </text:span><text:a xlink:type="simple" xlink:href="http://www.python.org/" text:style-name="Internet_20_link" text:visited-style-name="Visited_20_Internet_20_Link"><text:span text:style-name="T5">www.python.org</text:span></text:a><text:span text:style-name="T5"> </text:span><text:span text:style-name="T9">(Python) </text:span><text:span text:style-name="T5">and </text:span><text:a xlink:type="simple" xlink:href="http://www.qt.io/" text:style-name="Internet_20_link" text:visited-style-name="Visited_20_Internet_20_Link"><text:span text:style-name="T5">www.qt.io</text:span></text:a><text:span text:style-name="T5"> </text:span><text:span text:style-name="T9">(Qt), </text:span><text:span text:style-name="T5">as well as </text:span><text:a xlink:type="simple" xlink:href="http://www.riverbankcomputing.com/" text:style-name="Internet_20_link" text:visited-style-name="Visited_20_Internet_20_Link"><text:span text:style-name="T5">www.riverbankcomputing.com</text:span></text:a><text:span text:style-name="T5"> </text:span><text:span text:style-name="T9">(PyQt) and, of course, </text:span><text:a xlink:type="simple" xlink:href="http://www.postgresql.org/" text:style-name="Internet_20_link" text:visited-style-name="Visited_20_Internet_20_Link"><text:span text:style-name="T9">www.postgresql.org</text:span></text:a><text:span text:style-name="T9"> (PostgreSQL).</text:span><text:span text:style-name="T5"> <text:s/>All of these sites provided me with the open source software </text:span><text:span text:style-name="T9">needed to create the programs involved</text:span><text:span text:style-name="T5">, and </text:span><text:span text:style-name="T9">the</text:span><text:span text:style-name="T5"> documentation </text:span><text:span text:style-name="T9">for each package </text:span><text:span text:style-name="T5">that is essential, and don't forget </text:span><text:a xlink:type="simple" xlink:href="http://www.englishclub.com/" text:style-name="Internet_20_link" text:visited-style-name="Visited_20_Internet_20_Link"><text:span text:style-name="T5">www.englishclub.com</text:span></text:a><text:span text:style-name="T5"> </text:span><text:span text:style-name="T14">and an ever present ghost in all this </text:span><text:a xlink:type="simple" xlink:href="http://www.wiktionary.org/" text:style-name="Internet_20_link" text:visited-style-name="Visited_20_Internet_20_Link"><text:span text:style-name="T14">www.wiktionary.org</text:span></text:a><text:span text:style-name="T14">, which is an on-line multilingual dictionary. <text:s/></text:span></text:p>
      <text:p text:style-name="P19"/>
      <text:p text:style-name="P19"/>
      <text:p text:style-name="P30">Bibliography</text:p>
      <text:p text:style-name="P26"><text:a xlink:type="simple" xlink:href="http://www.python.org/" text:style-name="Internet_20_link" text:visited-style-name="Visited_20_Internet_20_Link">www.python.org</text:a>. <text:s/>Source of the Python language used to create the program.</text:p>
      <text:p text:style-name="P27"><text:a xlink:type="simple" xlink:href="http://www.qt.io/" text:style-name="Internet_20_link" text:visited-style-name="Visited_20_Internet_20_Link">www.qt.io</text:a>. <text:s/>Source of the Qt windowing system.</text:p>
      <text:p text:style-name="P27"><text:a xlink:type="simple" xlink:href="http://www.riverbankcomputing.com/" text:style-name="Internet_20_link" text:visited-style-name="Visited_20_Internet_20_Link">www.riverbankcomputing.com</text:a>. <text:s/>Source of the Python version of Qt.</text:p>
      <text:p text:style-name="P27"><text:a xlink:type="simple" xlink:href="http://www.postgresql.org/" text:style-name="Internet_20_link" text:visited-style-name="Visited_20_Internet_20_Link">www.postgresql.org</text:a>. <text:s/>Source of the PostgreSQL database used in the program.</text:p>
      <text:p text:style-name="P27"><text:a xlink:type="simple" xlink:href="http://www.englishclub.com/" text:style-name="Internet_20_link" text:visited-style-name="Visited_20_Internet_20_Link">www.englishclub.com</text:a>. <text:s/>Source of the language categorization scheme.</text:p>
      <text:p text:style-name="P27"><text:a xlink:type="simple" xlink:href="http://www.wiktionary.org/" text:style-name="Internet_20_link" text:visited-style-name="Visited_20_Internet_20_Link">www.wiktionary.org</text:a>. <text:s/>Online dictionary that is often used in developing the vocabulary.</text:p>
      <text:p text:style-name="P27">Ben T. Clark. <text:s/><text:span text:style-name="T3">Russian for Americans. </text:span>New York: <text:s/>Harper &amp; Row Publlishers, 1973.</text:p>
      <text:p text:style-name="P27">Ed. Paul Falla, Marcus Wheeler, Boris Unbegaun, Colin Howlett.<text:span text:style-name="T3"> <text:s/>The Oxford Russian-English Dictionary</text:span>. Oxford: Oxford University Press, 1993.</text:p>
      <text:p text:style-name="P28">Pulkina, I. M. <text:span text:style-name="T3">A Short Russian Reference Grammar: With a Chapter on Pronunciation</text:span>. Ed. Dr. P. S. Kuznetsov. Moscow: <text:span text:style-name="T12">Foreign Language Publishing House, 19</text:span>66. </text:p>
      <text:p text:style-name="Standard"/>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d5ac" officeooo:paragraph-rsid="001cd5ac"/>
    </style:style>
    <style:style style:name="MP2" style:family="paragraph" style:parent-style-name="Header">
      <style:paragraph-properties fo:text-align="center" style:justify-single-word="false"/>
      <style:text-properties officeooo:rsid="001cd5ac" officeooo:paragraph-rsid="001cd5ac"/>
    </style:style>
    <style:style style:name="MP3" style:family="paragraph" style:parent-style-name="Footer">
      <style:paragraph-properties fo:text-align="center" style:justify-single-word="false"/>
    </style:style>
    <style:style style:name="MT1" style:family="text">
      <style:text-properties officeooo:rsid="00299f04"/>
    </style:style>
    <style:page-layout style:name="Mpm1">
      <style:page-layout-properties fo:page-width="8.5in" fo:page-height="11in" style:num-format="1" style:print-orientation="portrait" fo:margin-top="1in" fo:margin-bottom="0.9598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dward Charles Eberle<text:tab/><text:tab/>English-Russian Machine Translation</text:p>
        <text:p text:style-name="MP1"><text:span text:style-name="MT1">October 9, 2017</text:span><text:tab/><text:tab/>San Diego, California USA</text:p>
        <text:p text:style-name="MP2">A Grammatical Approach</text:p>
      </style:header>
      <style:footer>
        <text:p text:style-name="MP3"><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0:13:07.296414288</meta:creation-date>
    <dc:date>2017-10-09T13:54:28.641426378</dc:date>
    <meta:editing-duration>PT2H34M35S</meta:editing-duration>
    <meta:editing-cycles>12</meta:editing-cycles>
    <meta:generator>LibreOffice/6.1.5.2$Linux_X86_64 LibreOffice_project/10$Build-2</meta:generator>
    <meta:document-statistic meta:table-count="0" meta:image-count="0" meta:object-count="0" meta:page-count="11" meta:paragraph-count="81" meta:word-count="1616" meta:character-count="10341" meta:non-whitespace-character-count="8707"/>
  </office:meta>
</office:document-meta>
</file>